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000000153B633054EA2FA86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b24220" draw:marker-start-width="0.279cm" draw:marker-end-width="0.279cm" draw:fill="none" draw:textarea-horizontal-align="justify" draw:textarea-vertical-align="middle" draw:auto-grow-height="false" fo:min-height="0.587cm" fo:min-width="23.32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.649cm" svg:height="10.262cm" svg:x="0.458cm" svg:y="0.549cm">
          <draw:image xlink:href="Pictures/10000201000003D000000153B633054EA2FA86AB.png" xlink:type="simple" xlink:show="embed" xlink:actuate="onLoad" loext:mime-type="image/png">
            <text:p/>
          </draw:image>
        </draw:frame>
        <draw:custom-shape draw:style-name="gr2" draw:text-style-name="P1" draw:layer="layout" svg:width="23.876cm" svg:height="0.889cm" svg:x="4.57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876cm" svg:height="0.889cm" svg:x="4.572cm" svg:y="7.0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876cm" svg:height="0.889cm" svg:x="4.572cm" svg:y="8.5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33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2T07:47:03.393478560</dc:date>
    <dc:creator>Steven Sherburn</dc:creator>
    <meta:editing-duration>PT9M41S</meta:editing-duration>
    <meta:editing-cycles>5</meta:editing-cycles>
    <meta:generator>LibreOffice/6.2.0.3$Linux_X86_64 LibreOffice_project/98c6a8a1c6c7b144ce3cc729e34964b47ce25d62</meta:generator>
    <meta:document-statistic meta:object-count="4"/>
  </office:meta>
</office:document-meta>
</file>